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6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9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0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1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2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3" style:family="paragraph" style:parent-style-name="Default">
      <style:text-properties officeooo:paragraph-rsid="004884d4"/>
    </style:style>
    <style:style style:name="P14" style:family="paragraph" style:parent-style-name="Default">
      <style:text-properties officeooo:paragraph-rsid="004f0113"/>
    </style:style>
    <style:style style:name="P15" style:family="paragraph" style:parent-style-name="Default">
      <style:text-properties officeooo:paragraph-rsid="0053be12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9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1" style:family="paragraph" style:parent-style-name="Standard">
      <style:paragraph-properties style:text-autospace="none"/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9pt" style:font-weight-complex="bold"/>
    </style:style>
    <style:style style:name="P22" style:family="paragraph" style:parent-style-name="Standard">
      <style:text-properties officeooo:paragraph-rsid="00008ce8"/>
    </style:style>
    <style:style style:name="P23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4" style:family="paragraph" style:parent-style-name="Standard">
      <style:text-properties officeooo:paragraph-rsid="004b69b0"/>
    </style:style>
    <style:style style:name="P25" style:family="paragraph" style:parent-style-name="Standard">
      <style:text-properties officeooo:paragraph-rsid="004cf175"/>
    </style:style>
    <style:style style:name="P26" style:family="paragraph" style:parent-style-name="Standard">
      <style:text-properties officeooo:paragraph-rsid="004e163c"/>
    </style:style>
    <style:style style:name="P2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8" style:family="paragraph" style:parent-style-name="Standard">
      <style:paragraph-properties style:text-autospace="none"/>
      <style:text-properties officeooo:paragraph-rsid="00715109" style:font-size-complex="9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7e0b7b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30" style:family="paragraph" style:parent-style-name="Standard" style:master-page-name="Standard">
      <style:paragraph-properties style:page-number="auto"/>
      <style:text-properties officeooo:paragraph-rsid="00008ce8"/>
    </style:style>
    <style:style style:name="P31" style:family="paragraph" style:parent-style-name="Default">
      <style:text-properties fo:font-size="10pt" fo:font-weight="bold" officeooo:rsid="0088ab68" officeooo:paragraph-rsid="0088ab68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fo:language="en" fo:country="US" officeooo:rsid="0012d358" style:language-asian="zh" style:country-asian="CN"/>
    </style:style>
    <style:style style:name="T6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8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9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0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1ece2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3a483f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3c329b" style:font-size-asian="10pt" style:font-weight-asian="bold" style:font-size-complex="10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19" style:family="text">
      <style:text-properties fo:font-size="10pt" style:font-name-asian="Times New Roman" style:font-size-asian="10pt" style:font-size-complex="10pt"/>
    </style:style>
    <style:style style:name="T20" style:family="text">
      <style:text-properties fo:font-size="10pt" officeooo:rsid="00060a2a" style:font-name-asian="Times New Roman" style:font-size-asian="10pt" style:font-size-complex="10pt"/>
    </style:style>
    <style:style style:name="T21" style:family="text">
      <style:text-properties fo:font-size="10pt" officeooo:rsid="000ed0a9" style:font-name-asian="Times New Roman" style:font-size-asian="10pt" style:font-size-complex="10pt"/>
    </style:style>
    <style:style style:name="T22" style:family="text">
      <style:text-properties fo:font-size="10pt" officeooo:rsid="00105258" style:font-name-asian="Times New Roman" style:font-size-asian="10pt" style:font-size-complex="10pt"/>
    </style:style>
    <style:style style:name="T23" style:family="text">
      <style:text-properties fo:font-size="10pt" officeooo:rsid="0053be12" style:font-name-asian="Times New Roman" style:font-size-asian="10pt" style:font-size-complex="10pt"/>
    </style:style>
    <style:style style:name="T24" style:family="text">
      <style:text-properties fo:font-size="10pt" officeooo:rsid="006206f8" style:font-name-asian="Times New Roman" style:font-size-asian="10pt" style:font-size-complex="10pt"/>
    </style:style>
    <style:style style:name="T25" style:family="text">
      <style:text-properties fo:font-size="10pt" officeooo:rsid="006c1c82" style:font-name-asian="Times New Roman" style:font-size-asian="10pt" style:font-size-complex="10pt"/>
    </style:style>
    <style:style style:name="T26" style:family="text">
      <style:text-properties style:font-size-complex="9pt"/>
    </style:style>
    <style:style style:name="T27" style:family="text">
      <style:text-properties officeooo:rsid="0031c569" style:font-size-complex="9pt"/>
    </style:style>
    <style:style style:name="T28" style:family="text">
      <style:text-properties officeooo:rsid="0031fb6d" style:font-size-complex="9pt"/>
    </style:style>
    <style:style style:name="T29" style:family="text">
      <style:text-properties officeooo:rsid="00324436" style:font-size-complex="9pt"/>
    </style:style>
    <style:style style:name="T30" style:family="text">
      <style:text-properties officeooo:rsid="00339dce" style:font-size-complex="9pt"/>
    </style:style>
    <style:style style:name="T31" style:family="text">
      <style:text-properties officeooo:rsid="00413d89" style:font-size-complex="9pt"/>
    </style:style>
    <style:style style:name="T32" style:family="text">
      <style:text-properties officeooo:rsid="00430196" style:font-size-complex="9pt"/>
    </style:style>
    <style:style style:name="T33" style:family="text">
      <style:text-properties officeooo:rsid="0044dbac" style:font-size-complex="9pt"/>
    </style:style>
    <style:style style:name="T34" style:family="text">
      <style:text-properties officeooo:rsid="0045456c" style:font-size-complex="9pt"/>
    </style:style>
    <style:style style:name="T35" style:family="text">
      <style:text-properties officeooo:rsid="006fe53c" style:font-size-complex="9pt"/>
    </style:style>
    <style:style style:name="T36" style:family="text">
      <style:text-properties officeooo:rsid="0085bb2a" style:font-size-complex="9pt"/>
    </style:style>
    <style:style style:name="T37" style:family="text">
      <style:text-properties style:font-name="宋体" style:font-name-complex="宋体"/>
    </style:style>
    <style:style style:name="T38" style:family="text">
      <style:text-properties style:font-name="宋体" officeooo:rsid="00060a2a" style:font-name-complex="宋体"/>
    </style:style>
    <style:style style:name="T39" style:family="text">
      <style:text-properties style:font-name="宋体" officeooo:rsid="001a584f" style:font-name-complex="宋体"/>
    </style:style>
    <style:style style:name="T40" style:family="text">
      <style:text-properties style:font-name="宋体" officeooo:rsid="001b4a86" style:font-name-complex="宋体"/>
    </style:style>
    <style:style style:name="T41" style:family="text">
      <style:text-properties style:font-name="宋体" officeooo:rsid="002003a5" style:font-name-complex="宋体"/>
    </style:style>
    <style:style style:name="T42" style:family="text">
      <style:text-properties style:font-name="宋体" officeooo:rsid="0079b22c" style:font-name-complex="宋体"/>
    </style:style>
    <style:style style:name="T43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4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5" style:family="text">
      <style:text-properties style:font-name="宋体" fo:letter-spacing="0.011in" fo:language="zh" fo:country="CN" style:font-name-complex="宋体" style:font-size-complex="10.5pt"/>
    </style:style>
    <style:style style:name="T46" style:family="text">
      <style:text-properties style:font-name="宋体" fo:letter-spacing="0.011in" fo:language="zh" fo:country="CN" officeooo:rsid="006df7cc" style:font-name-complex="宋体" style:font-size-complex="10.5pt"/>
    </style:style>
    <style:style style:name="T47" style:family="text">
      <style:text-properties style:font-name="宋体" fo:letter-spacing="0.011in" style:font-name-complex="宋体" style:font-size-complex="10.5pt"/>
    </style:style>
    <style:style style:name="T48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9" style:family="text">
      <style:text-properties style:font-name="SimSun" fo:letter-spacing="0.011in" fo:language="zh" fo:country="CN" style:font-name-asian="Times New Roman" style:font-name-complex="SimSun" style:font-size-complex="10.5pt"/>
    </style:style>
    <style:style style:name="T50" style:family="text">
      <style:text-properties officeooo:rsid="00060a2a"/>
    </style:style>
    <style:style style:name="T51" style:family="text">
      <style:text-properties officeooo:rsid="00074968"/>
    </style:style>
    <style:style style:name="T52" style:family="text">
      <style:text-properties officeooo:rsid="000943a0"/>
    </style:style>
    <style:style style:name="T53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4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5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7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fo:color="#000000" style:font-name="Times New Roman" fo:language="en" fo:country="US" style:font-name-asian="宋体" style:language-asian="zh" style:country-asian="CN" style:font-name-complex="Times New Roman" style:language-complex="ar" style:country-complex="SA"/>
    </style:style>
    <style:style style:name="T60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61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62" style:family="text">
      <style:text-properties fo:color="#000000" style:font-name="Times New Roman" fo:language="en" fo:country="US" officeooo:rsid="0088ab68" style:font-name-asian="宋体" style:language-asian="zh" style:country-asian="CN" style:font-name-complex="Times New Roman" style:language-complex="ar" style:country-complex="SA"/>
    </style:style>
    <style:style style:name="T63" style:family="text">
      <style:text-properties officeooo:rsid="000afa76"/>
    </style:style>
    <style:style style:name="T64" style:family="text">
      <style:text-properties style:font-name="Times New Roman" style:font-name-asian="Times New Roman" style:font-name-complex="Times New Roman"/>
    </style:style>
    <style:style style:name="T65" style:family="text">
      <style:text-properties style:font-name="Times New Roman" fo:language="en" fo:country="US" officeooo:rsid="00060a2a" style:font-name-asian="Times New Roman" style:font-size-asian="10pt" style:language-asian="zh" style:country-asian="CN" style:font-name-complex="Times New Roman" style:language-complex="ar" style:country-complex="SA"/>
    </style:style>
    <style:style style:name="T66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67" style:family="text">
      <style:text-properties style:font-name="Times New Roman" fo:language="en" fo:country="US" officeooo:rsid="0080cdaf" style:font-name-asian="Times New Roman" style:font-size-asian="10pt" style:language-asian="zh" style:country-asian="CN" style:font-name-complex="Times New Roman" style:language-complex="ar" style:country-complex="SA"/>
    </style:style>
    <style:style style:name="T68" style:family="text">
      <style:text-properties style:font-name="Times New Roman" fo:language="en" fo:country="US" officeooo:rsid="008361f5" style:font-name-asian="Times New Roman" style:font-size-asian="10pt" style:language-asian="zh" style:country-asian="CN" style:font-name-complex="Times New Roman" style:language-complex="ar" style:country-complex="SA"/>
    </style:style>
    <style:style style:name="T69" style:family="text">
      <style:text-properties style:font-name="Times New Roman" fo:language="en" fo:country="US" fo:font-weight="normal" officeooo:rsid="00060a2a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70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71" style:family="text">
      <style:text-properties officeooo:rsid="0019cefe"/>
    </style:style>
    <style:style style:name="T72" style:family="text">
      <style:text-properties officeooo:rsid="0021ece2"/>
    </style:style>
    <style:style style:name="T73" style:family="text">
      <style:text-properties officeooo:rsid="0038e61d"/>
    </style:style>
    <style:style style:name="T74" style:family="text">
      <style:text-properties officeooo:rsid="00397665"/>
    </style:style>
    <style:style style:name="T75" style:family="text">
      <style:text-properties officeooo:rsid="003e0189"/>
    </style:style>
    <style:style style:name="T76" style:family="text">
      <style:text-properties officeooo:rsid="00459afc"/>
    </style:style>
    <style:style style:name="T77" style:family="text">
      <style:text-properties officeooo:rsid="005c88f5"/>
    </style:style>
    <style:style style:name="T78" style:family="text">
      <style:text-properties officeooo:rsid="005d6190"/>
    </style:style>
    <style:style style:name="T79" style:family="text">
      <style:text-properties officeooo:rsid="006d956e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language-asian="zh" style:country-asian="CN" style:font-style-asian="normal" style:font-weight-asian="normal" style:font-name-complex="Times New Roman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姓名：<text:tab/><text:tab/>葛昊元<text:tab/><text:tab/><text:tab/><text:tab/><text:tab/><text:tab/><text:span text:style-name="T3"> <text:s text:c="11"/></text:span></text:p>
      <text:p text:style-name="P22">联系电话：<text:tab/><text:span text:style-name="T5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2"><text:span text:style-name="Internet_20_link"><text:span text:style-name="T6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8">https://github.com/harryge00</text:span></text:span></text:a><text:span text:style-name="Internet_20_link"><text:span text:style-name="T8"><text:tab/><text:tab/></text:span></text:span><text:span text:style-name="Internet_20_link"><text:span text:style-name="T7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9">http://stackoverflow.com/users/5682933/pao</text:span></text:span></text:a></text:p>
      <text:p text:style-name="P24"><text:span text:style-name="T10">工作经历</text:span><text:span text:style-name="T11"> <text:s text:c="132"/></text:span></text:p>
      <text:p text:style-name="Default"><text:span text:style-name="T14">才云科技有限公司<text:tab/><text:tab/><text:tab/></text:span><text:span text:style-name="T17">云平台软件工程师<text:tab/><text:tab/><text:tab/><text:tab/><text:tab/><text:tab/><text:tab/><text:tab/><text:tab/><text:tab/><text:tab/><text:tab/>2016.3 - 至今</text:span></text:p>
      <text:p text:style-name="Default"><text:span text:style-name="T14">Oracle中国研发中心</text:span><text:span text:style-name="T17"><text:tab/><text:tab/>tuxedo team </text:span><text:span text:style-name="T18">JAVA</text:span><text:span text:style-name="T17">实习</text:span><text:span text:style-name="T18">工程师</text:span><text:span text:style-name="T17"><text:tab/><text:tab/><text:tab/><text:tab/><text:tab/><text:tab/><text:tab/><text:tab/><text:tab/><text:tab/>2015.10 - 2016.3</text:span></text:p>
      <text:p text:style-name="P24"><text:span text:style-name="T10">教育背景</text:span><text:span text:style-name="T11"> <text:s text:c="132"/></text:span></text:p>
      <text:p text:style-name="Standard"><text:span text:style-name="T44">以色列理工</text:span><text:span text:style-name="T43">学院</text:span><text:span text:style-name="T44"><text:tab/><text:tab/></text:span><text:span text:style-name="T47"><text:tab/><text:tab/><text:tab/></text:span><text:span text:style-name="T45">电子工程学院<text:tab/><text:tab/></text:span><text:span text:style-name="T58">quit<text:tab/><text:tab/><text:tab/><text:tab/><text:tab/><text:tab/><text:tab/><text:tab/>2014.10 - 2015.9</text:span></text:p>
      <text:p text:style-name="Standard"><text:span text:style-name="T44">电子科技大学 <text:tab/><text:tab/></text:span><text:span text:style-name="T47"><text:tab/><text:tab/><text:tab/></text:span><text:span text:style-name="T45">英才实验学院 <text:tab/><text:tab/>学士<text:tab/><text:tab/><text:tab/><text:tab/><text:tab/><text:tab/><text:tab/></text:span><text:span text:style-name="T58">2010.9 - 2014.7 </text:span></text:p>
      <text:p text:style-name="P17"><text:span text:style-name="T10">项目经验</text:span><text:span text:style-name="T48"> <text:s text:c="132"/></text:span></text:p>
      <text:p text:style-name="P31"><text:span text:style-name="T38">基于glusterfs的存储方案<text:tab/><text:tab/><text:tab/><text:tab/></text:span><text:span text:style-name="T42"><text:tab/><text:tab/><text:tab/><text:tab/><text:tab/><text:tab/><text:tab/><text:tab/><text:tab/><text:tab/><text:tab/><text:tab/></text:span><text:span text:style-name="T60">201</text:span><text:span text:style-name="T59">7</text:span><text:span text:style-name="T60">.</text:span><text:span text:style-name="T59">1</text:span><text:span text:style-name="T60"> – </text:span><text:span text:style-name="T59">2017.3</text:span></text:p>
      <text:p text:style-name="P31"><text:span text:style-name="T85">ansible自动化部署glusterfs集群, 并通过heketi和kubernetes的dynamic provisioner 给容器提供动态存储服务</text:span><text:span text:style-name="T38"><text:tab/></text:span></text:p>
      <text:p text:style-name="P4"><text:span text:style-name="T38">基于</text:span><text:span text:style-name="T42">Prometheus</text:span><text:span text:style-name="T38">的容器化</text:span><text:span text:style-name="T42">监控系统<text:tab/><text:tab/><text:tab/><text:tab/><text:tab/><text:tab/><text:tab/><text:tab/><text:tab/><text:tab/><text:tab/><text:tab/><text:tab/></text:span><text:span text:style-name="T60">2016.</text:span><text:span text:style-name="T61">9</text:span><text:span text:style-name="T60"> – </text:span><text:span text:style-name="T62">2016.12</text:span></text:p>
      <text:p text:style-name="P29"><text:bookmark text:name="docs-internal-guid-cca940d8-20b0-232c-1aae-ddf38d297a00"/><text:span text:style-name="T65">通过</text:span><text:span text:style-name="T69">Prometheus</text:span><text:span text:style-name="T66">从</text:span><text:span text:style-name="T70">kubernetes</text:span><text:span text:style-name="T66">集群</text:span><text:span text:style-name="T65">采集监控数据</text:span><text:span text:style-name="T66">，调用</text:span><text:span text:style-name="T70">list/watch api</text:span><text:span text:style-name="T66">监控</text:span><text:span text:style-name="T67">自身状态及</text:span><text:span text:style-name="T66">扩容。</text:span><text:span text:style-name="T65">数据存储采</text:span><text:span text:style-name="T68">用</text:span><text:span text:style-name="T69">opentsdb。</text:span></text:p>
      <text:p text:style-name="P20"><text:span text:style-name="T80">在搭建hbase集群时，</text:span><text:span text:style-name="T81">解决</text:span><text:span text:style-name="T80">了kube-dns无法反解pod ip的问题，</text:span><text:span text:style-name="T82">向上游提交了代码</text:span><text:span text:style-name="T84">[</text:span><text:a xlink:type="simple" xlink:href="https://github.com/kubernetes/kubernetes/pull/34700" text:style-name="Internet_20_link" text:visited-style-name="Visited_20_Internet_20_Link">1</text:a><text:span text:style-name="T84">]</text:span><text:span text:style-name="T83">。</text:span></text:p>
      <text:p text:style-name="P2"><text:span text:style-name="T38">基于kubernetes的PAAS</text:span>云平台<text:tab/><text:tab/><text:tab/><text:tab/><text:tab/><text:tab/><text:tab/><text:tab/><text:tab/><text:tab/><text:tab/><text:tab/><text:tab/><text:tab/><text:span text:style-name="T50">2016.6 – 2016.8</text:span></text:p>
      <text:p text:style-name="P8">go开发后端集群管理组件，重构了集群管理的逻辑<text:span text:style-name="T52">，解耦组件，从而实现了后端组件的热升级</text:span>。</text:p>
      <text:p text:style-name="P8">通过状态机及数据库原子操作避免多并发情况下的race-condition<text:span text:style-name="T76">。</text:span></text:p>
      <text:p text:style-name="P5"><text:span text:style-name="T53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7">利用kubernetes的Auth<text:span text:style-name="T63">N/Z plugin实现了多租户环境下的认证和权</text:span>限管理。</text:p>
      <text:p text:style-name="P7">在namespace层上对用户隔离<text:span text:style-name="T78">，通过api-server过滤用户请求。</text:span></text:p>
      <text:p text:style-name="P6">并利用N<text:span text:style-name="T51">ode.js+MongoDB+redis缓存开发auth ser</text:span>ver<text:span text:style-name="T77">，负责用户登陆、密码找回、分组管理等功能。</text:span></text:p>
      <text:p text:style-name="P11">容器化解决方案<text:tab/><text:tab/><text:tab/><text:tab/><text:tab/><text:tab/><text:tab/><text:tab/><text:tab/><text:tab/><text:tab/><text:tab/><text:tab/><text:tab/><text:tab/><text:tab/><text:tab/><text:tab/><text:span text:style-name="T64">2016.6 - 2016.9</text:span><text:tab/></text:p>
      <text:p text:style-name="P13"><text:span text:style-name="T20">实现了</text:span><text:a xlink:type="simple" xlink:href="https://github.com/harryge00/kubernetes-mongodb-cluster" text:style-name="Internet_20_link" text:visited-style-name="Visited_20_Internet_20_Link"><text:span text:style-name="T20">mongoDB</text:span></text:a><text:span text:style-name="T20">、redis</text:span><text:span text:style-name="T21">、zookeeper</text:span><text:span text:style-name="T24">、kafka</text:span><text:span text:style-name="T25">、hadoop</text:span><text:span text:style-name="T24">容器</text:span><text:span text:style-name="T21">集群的一键部署方案。 </text:span></text:p>
      <text:p text:style-name="P15"><text:span text:style-name="T21">接管公司的</text:span><text:span text:style-name="T20">E</text:span><text:span text:style-name="T21">lasticsearch + Fluentd + Kibana的日志管理，压测、初步调优了EFK</text:span><text:span text:style-name="T23">。</text:span></text:p>
      <text:p text:style-name="P15"><text:span text:style-name="T22">实现了容器内日志文件的收集和聚合搜索。</text:span><text:span text:style-name="T56">向上游提交了代码</text:span><text:span text:style-name="T57">[</text:span><text:a xlink:type="simple" xlink:href="https://github.com/kubernetes/contrib/pull/1565" text:style-name="Internet_20_link" text:visited-style-name="Visited_20_Internet_20_Link">1</text:a><text:span text:style-name="T57">][</text:span><text:a xlink:type="simple" xlink:href="https://github.com/kubernetes/contrib/pull/1567" text:style-name="Internet_20_link" text:visited-style-name="Visited_20_Internet_20_Link">2</text:a><text:span text:style-name="T57">]</text:span><text:span text:style-name="T56">。</text:span></text:p>
      <text:p text:style-name="P12"/>
      <text:p text:style-name="P14"><text:span text:style-name="T54">业余自学项目</text:span><text:span text:style-name="T55">：</text:span></text:p>
      <text:p text:style-name="Default"><text:span text:style-name="T14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4">https://github.com/harryge00/OS-lab</text:span></text:a><text:span text:style-name="T14"> <text:tab/><text:tab/><text:tab/><text:tab/><text:tab/><text:tab/></text:span></text:p>
      <text:p text:style-name="P9">用C完成了栈回溯，内存分页管理，<text:span text:style-name="T71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75">https://github.com/harryge00/Distributed-System-labs</text:span></text:a><text:tab/><text:tab/></text:p>
      <text:p text:style-name="P10"><text:span text:style-name="T37">用Go实现分布式一致性算法Raft</text:span><text:span text:style-name="T39">，用状态机</text:span><text:span text:style-name="T41">实现</text:span><text:span text:style-name="T39">leader选举</text:span><text:span text:style-name="T40">，日志复制。</text:span></text:p>
      <text:p text:style-name="P19">Hadoop数据挖掘<text:tab/><text:tab/><text:tab/><text:tab/><text:tab/><text:tab/><text:tab/><text:tab/><text:tab/><text:tab/><text:tab/><text:tab/><text:tab/><text:tab/><text:tab/><text:tab/><text:tab/><text:tab/></text:p>
      <text:p text:style-name="P23"><text:span text:style-name="T12">利用Hadoop Map-Reduce分析</text:span><text:span text:style-name="T19"> </text:span><text:span text:style-name="T12">5万用户的共同好友, 实现最小堆并推荐可能好友</text:span><text:span text:style-name="T13">。</text:span></text:p>
      <text:p text:style-name="P18"><text:span text:style-name="T13">Go</text:span><text:span text:style-name="T72">采用master-worker架构</text:span><text:span text:style-name="T13">实现Map-Reduce，m</text:span><text:span text:style-name="T72">aster通过rpc通信分配job给worker，并能在worker失效时继续工作。</text:span></text:p>
      <text:p text:style-name="P25"><text:span text:style-name="T10">专业技能</text:span><text:span text:style-name="T11"> <text:s text:c="132"/></text:span></text:p>
      <text:p text:style-name="P16"><text:span text:style-name="T26">编程语言: <text:s text:c="2"/>熟悉</text:span><text:span text:style-name="T29">G</text:span><text:span text:style-name="T26">o</text:span><text:span text:style-name="T31">&gt;</text:span><text:span text:style-name="T30">J</text:span><text:span text:style-name="T26">avascript</text:span><text:span text:style-name="T31">&gt;</text:span><text:span text:style-name="T26">C</text:span><text:span text:style-name="T32">&gt;</text:span><text:span text:style-name="T27">J</text:span><text:span text:style-name="T26">ava</text:span><text:span text:style-name="T33">&gt;</text:span><text:span text:style-name="T26">shell</text:span><text:span text:style-name="T34">&gt;</text:span><text:span text:style-name="T28">C</text:span><text:span text:style-name="T26">++</text:span><text:span text:style-name="T35">&gt;Python</text:span><text:span text:style-name="T36">&gt;Ruby</text:span></text:p>
      <text:p text:style-name="P16"><text:span text:style-name="T26">前端： <text:s text:c="8"/>熟悉</text:span><text:span text:style-name="T4"> </text:span><text:span text:style-name="T26">AngularJS/ReactJS/bootstrap/jQuery/ajax</text:span></text:p>
      <text:p text:style-name="P27">数据库: <text:s text:c="6"/>熟悉MongoDB/Redis/MySQL/HBase</text:p>
      <text:p text:style-name="P21"/>
      <text:p text:style-name="P26"><text:span text:style-name="T10">自我评价</text:span><text:span text:style-name="T11"> <text:s text:c="132"/></text:span></text:p>
      <text:p text:style-name="P28">拥有独立开发能力，热衷思考算法问题。熟悉kubernetes源码。曾给kubernetes, <text:span text:style-name="T79">vmware/</text:span>habor, <text:span text:style-name="T79">godep</text:span>等项目递交过patch。</text:p>
      <text:p text:style-name="P28">业余喜欢钻研新技术<text:span text:style-name="T79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4-12T21:21:08.782764932</dc:date>
    <meta:editing-cycles>140</meta:editing-cycles>
    <meta:editing-duration>PT3H20M24S</meta:editing-duration>
    <meta:generator>LibreOffice/5.1.6.2$Linux_X86_64 LibreOffice_project/10m0$Build-2</meta:generator>
    <meta:document-statistic meta:table-count="0" meta:image-count="0" meta:object-count="0" meta:page-count="1" meta:paragraph-count="41" meta:word-count="724" meta:character-count="2448" meta:non-whitespace-character-count="1520"/>
    <meta:user-defined meta:name="KSOProductBuildVer">1033-9.1.0.4327</meta:user-defined>
  </office:meta>
</office:document-meta>
</file>